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d07f" officeooo:paragraph-rsid="001ad07f"/>
    </style:style>
    <style:style style:name="P2" style:family="paragraph" style:parent-style-name="Standard">
      <style:text-properties style:font-name="Liberation Sans" fo:font-size="14pt" officeooo:rsid="001ad07f" officeooo:paragraph-rsid="001ad07f" style:font-size-asian="14pt" style:font-size-complex="14pt"/>
    </style:style>
    <style:style style:name="P3" style:family="paragraph" style:parent-style-name="Standard">
      <style:text-properties style:font-name="Bitstream Charter" fo:font-size="14pt" officeooo:rsid="001ad07f" officeooo:paragraph-rsid="001ad07f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María Yanci Martínez García <text:s/>MG12040</text:p>
      <text:p text:style-name="P2"/>
      <text:p text:style-name="P2"/>
      <text:p text:style-name="P2"/>
      <text:p text:style-name="P2">Haciendo uso de la figura glutSolidTorus(GLdouble innerRadius,GLdouble outerRadius) y agregando un material y al colocar los bordes suaves con glShadeModel(GL_SMOOTH) <text:s/>se puede observar que el torus es una figura solidad el cual no contiene primitivas que lo hagan cambiar entonces NO PASA NADA CON LA FIGU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20:41:02.029291415</meta:creation-date>
    <dc:date>2017-04-21T20:52:21.103303537</dc:date>
    <meta:editing-duration>PT24S</meta:editing-duration>
    <meta:editing-cycles>1</meta:editing-cycles>
    <meta:document-statistic meta:table-count="0" meta:image-count="0" meta:object-count="0" meta:page-count="1" meta:paragraph-count="2" meta:word-count="51" meta:character-count="345" meta:non-whitespace-character-count="294"/>
    <meta:generator>LibreOffice/5.1.0.3$Linux_X86_64 LibreOffice_project/5e3e00a007d9b3b6efb6797a8b8e57b51ab1f737</meta:generator>
  </office:meta>
</office:document-meta>
</file>